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Hindi1" svg:font-family="'Lohit Hindi'"/>
    <style:font-face style:name="Linux Biolinum O1" svg:font-family="'Linux Biolinum O'" style:font-pitch="variable"/>
    <style:font-face style:name="Linux Biolinum O" svg:font-family="'Linux Biolinum O'" style:font-adornments="Általános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</style:style>
    <style:style style:name="P2" style:family="paragraph" style:parent-style-name="No_20_Spacing" style:master-page-name="Standard">
      <style:paragraph-properties fo:text-align="center" style:justify-single-word="false" style:page-number="auto"/>
      <style:text-properties style:font-name="Linux Biolinum O1" fo:font-size="15pt" fo:font-weight="bold" style:font-size-asian="15pt" style:font-weight-asian="bold" style:font-size-complex="15pt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text-align="center" style:justify-single-word="false"/>
      <style:text-properties style:font-name="Linux Biolinum O1" fo:font-size="15pt" fo:font-weight="bold" style:font-size-asian="15pt" style:font-weight-asian="bold" style:font-size-complex="15pt"/>
    </style:style>
    <style:style style:name="P5" style:family="paragraph" style:parent-style-name="Standard">
      <style:paragraph-properties fo:margin-top="0.6cm" fo:margin-bottom="1cm" loext:contextual-spacing="false" fo:text-align="justify" style:justify-single-word="false" style:writing-mode="lr-tb">
        <style:tab-stops>
          <style:tab-stop style:position="6.001cm" style:leader-style="dotted" style:leader-text="."/>
          <style:tab-stop style:position="12cm" style:leader-style="dotted" style:leader-text="."/>
        </style:tab-stops>
      </style:paragraph-properties>
      <style:text-properties officeooo:rsid="0014569a" officeooo:paragraph-rsid="0014569a"/>
    </style:style>
    <style:style style:name="P6" style:family="paragraph" style:parent-style-name="Standard" style:list-style-name="L1">
      <style:paragraph-properties fo:margin-top="0cm" fo:margin-bottom="0.499cm" loext:contextual-spacing="false" fo:text-align="justify" style:justify-single-word="false" style:writing-mode="lr-tb">
        <style:tab-stops>
          <style:tab-stop style:position="6.001cm" style:leader-style="dotted" style:leader-text="."/>
          <style:tab-stop style:position="12cm" style:leader-style="dotted" style:leader-text="."/>
        </style:tab-stops>
      </style:paragraph-properties>
      <style:text-properties officeooo:rsid="0014569a" officeooo:paragraph-rsid="0014569a"/>
    </style:style>
    <style:style style:name="P7" style:family="paragraph" style:parent-style-name="Standard">
      <style:paragraph-properties fo:margin-top="0.6cm" fo:margin-bottom="0.499cm" loext:contextual-spacing="false" fo:line-height="150%" fo:text-align="justify" style:justify-single-word="false" style:writing-mode="lr-tb">
        <style:tab-stops>
          <style:tab-stop style:position="6.992cm" style:leader-style="dotted" style:leader-text="."/>
          <style:tab-stop style:position="14.004cm" style:leader-style="dotted" style:leader-text="."/>
        </style:tab-stops>
      </style:paragraph-properties>
      <style:text-properties officeooo:rsid="00143f09"/>
    </style:style>
    <style:style style:name="P8" style:family="paragraph" style:parent-style-name="Standard">
      <style:paragraph-properties fo:margin-top="0cm" fo:margin-bottom="0.199cm" loext:contextual-spacing="false">
        <style:tab-stops>
          <style:tab-stop style:position="9.999cm"/>
          <style:tab-stop style:position="14cm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12cm" style:type="center"/>
        </style:tab-stops>
      </style:paragraph-properties>
      <style:text-properties fo:font-weight="bold" style:font-weight-asian="bold"/>
    </style:style>
    <style:style style:name="T1" style:family="text">
      <style:text-properties officeooo:rsid="00143f09"/>
    </style:style>
    <style:style style:name="T2" style:family="text">
      <style:text-properties officeooo:rsid="0014569a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style-name="Bullet_20_Symbols" text:bullet-char="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/>
      <text:p text:style-name="P4">Szülői nyilatkozat <text:line-break/><text:span text:style-name="T1">felvételi eredményről szóló értesítés módjáró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3">Alulírott <text:tab/>, mint <text:tab/> leendő első osztályos gyermek törvényes képviselője nyilatkozom, hogy a 20___/20___ tanévre vonatkozó általá</text:span>nos iskolai felvételi eljárás során gyermekem felvételi eredményéről szóló értesítést</text:p>
      <text:list xml:id="list1155515825" text:style-name="L1">
        <text:list-item>
          <text:p text:style-name="P6">a tanulói adatlapon megadott elektronikus úton</text:p>
        </text:list-item>
        <text:list-item>
          <text:p text:style-name="P6">postai úton</text:p>
        </text:list-item>
      </text:list>
      <text:p text:style-name="P5">fogadom el.</text:p>
      <text:p text:style-name="P5"/>
      <text:p text:style-name="P5"/>
      <text:p text:style-name="P5">Budapest, <text:tab/></text:p>
      <text:p text:style-name="P8"><text:tab/><text:tab/></text:p>
      <text:p text:style-name="P9"><text:tab/><text:span text:style-name="T2">törvényes képviselő</text:span> aláírá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Hindi1" svg:font-family="'Lohit Hindi'"/>
    <style:font-face style:name="Linux Biolinum O1" svg:font-family="'Linux Biolinum O'" style:font-pitch="variable"/>
    <style:font-face style:name="Linux Biolinum O" svg:font-family="'Linux Biolinum O'" style:font-adornments="Általános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Linux Biolinum O" fo:font-family="'Linux Biolinum O'" style:font-style-name="Általáno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2cm" fo:margin-bottom="2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6</meta:editing-cycles>
    <meta:creation-date>2013-12-13T10:32:00</meta:creation-date>
    <dc:date>2018-04-06T17:32:54.306637751</dc:date>
    <meta:editing-duration>PT13M19S</meta:editing-duration>
    <meta:generator>LibreOffice/5.4.5.1$Linux_X86_64 LibreOffice_project/40m0$Build-1</meta:generator>
    <meta:document-statistic meta:table-count="0" meta:image-count="0" meta:object-count="0" meta:page-count="1" meta:paragraph-count="8" meta:word-count="48" meta:character-count="391" meta:non-whitespace-character-count="34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